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pitch="variable"/>
    <style:font-face style:name="OpenSymbol" svg:font-family="OpenSymbol"/>
    <style:font-face style:name="StarSymbol" svg:font-family="StarSymbol"/>
    <style:font-face style:name="Symbol" svg:font-family="Symbol" style:font-family-generic="roman" style:font-pitch="variable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Arial" fo:font-size="10.5pt" style:font-size-asian="10.5pt" style:font-size-complex="10.5pt"/>
    </style:style>
    <style:style style:name="P3" style:family="paragraph" style:parent-style-name="UrbanBody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4" style:family="paragraph" style:parent-style-name="UrbanBody">
      <style:paragraph-properties fo:text-align="end" style:justify-single-word="false"/>
      <style:text-properties style:font-name="Arial" fo:font-size="10.5pt" officeooo:paragraph-rsid="002df68e" style:font-size-asian="10.5pt" style:font-size-complex="10.5pt"/>
    </style:style>
    <style:style style:name="P5" style:family="paragraph" style:parent-style-name="UrbanBody">
      <style:paragraph-properties fo:text-align="end" style:justify-single-word="false"/>
      <style:text-properties style:font-name="Arial" fo:font-size="10.5pt" officeooo:rsid="002df68e" officeooo:paragraph-rsid="002df68e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fo:text-transform="uppercase" style:font-name="Arial" fo:font-size="25pt" style:text-underline-style="solid" style:text-underline-width="auto" style:text-underline-color="font-color" fo:font-weight="bold" officeooo:rsid="002df68e" officeooo:paragraph-rsid="002fc14e" style:font-size-asian="25pt" style:font-size-complex="25pt"/>
    </style:style>
    <style:style style:name="P7" style:family="paragraph" style:parent-style-name="UrbanBody">
      <style:paragraph-properties fo:text-align="end" style:justify-single-word="false"/>
      <style:text-properties fo:text-transform="uppercase" style:font-name="Arial" fo:font-size="25pt" style:text-underline-style="solid" style:text-underline-width="auto" style:text-underline-color="font-color" fo:font-weight="bold" officeooo:paragraph-rsid="005d158b" style:font-size-asian="25pt" style:font-size-complex="25pt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use-window-font-color="true" loext:opacity="0%" fo:background-color="transparent" loext:char-shading-value="0" style:font-name-complex="Arial"/>
    </style:style>
    <style:style style:name="T3" style:family="text">
      <style:text-properties fo:color="#000000" loext:opacity="100%" style:text-position="super 58%" fo:language="fr" fo:country="BE" style:font-name-complex="Arial"/>
    </style:style>
    <style:style style:name="T4" style:family="text">
      <style:text-properties fo:color="#000000" loext:opacity="100%" fo:language="fr" fo:country="BE" style:font-name-complex="Arial"/>
    </style:style>
    <style:style style:name="T5" style:family="text">
      <style:text-properties fo:color="#000000" loext:opacity="100%" fo:language="fr" fo:country="BE" officeooo:rsid="0059d2b4" style:font-name-complex="Arial"/>
    </style:style>
    <style:style style:name="T6" style:family="text">
      <style:text-properties fo:color="#000000" loext:opacity="100%" fo:language="fr" fo:country="BE" officeooo:rsid="005b0ba7" style:font-name-complex="Arial"/>
    </style:style>
    <style:style style:name="T7" style:family="text">
      <style:text-properties fo:color="#000000" loext:opacity="100%" fo:language="fr" fo:country="BE" fo:background-color="#ffff00" loext:char-shading-value="0" style:font-name-complex="Arial"/>
    </style:style>
    <style:style style:name="T8" style:family="text">
      <style:text-properties fo:color="#000000" loext:opacity="100%" fo:language="fr" fo:country="BE" fo:background-color="#ffff00" loext:char-shading-value="0" style:font-name-complex="Arial"/>
    </style:style>
    <style:style style:name="T9" style:family="text">
      <style:text-properties fo:color="#ce181e" loext:opacity="100%" fo:language="fr" fo:country="BE" officeooo:rsid="002cf719" fo:background-color="#fff200" loext:char-shading-value="0" style:font-name-complex="Arial"/>
    </style:style>
    <style:style style:name="T10" style:family="text">
      <style:text-properties fo:color="#ce181e" loext:opacity="100%" fo:language="fr" fo:country="BE" officeooo:rsid="002cf719" fo:background-color="#ffff00" loext:char-shading-value="0" style:font-name-complex="Arial"/>
    </style:style>
    <style:style style:name="T11" style:family="text">
      <style:text-properties fo:color="#ce181e" loext:opacity="100%" fo:language="fr" fo:country="BE" officeooo:rsid="002cf719" fo:background-color="#ffff00" loext:char-shading-value="0" style:font-name-complex="Arial"/>
    </style:style>
    <style:style style:name="T12" style:family="text">
      <style:text-properties officeooo:rsid="002df68e"/>
    </style:style>
    <style:style style:name="T13" style:family="text">
      <style:text-properties fo:font-weight="normal" style:font-weight-asian="normal" style:font-name-complex="Arial"/>
    </style:style>
    <style:style style:name="T14" style:family="text">
      <style:text-properties fo:font-weight="normal" officeooo:rsid="002cf719" style:font-weight-asian="normal" style:font-name-complex="Arial"/>
    </style:style>
    <style:style style:name="T15" style:family="text">
      <style:text-properties fo:font-weight="normal" officeooo:rsid="0031936a" style:font-weight-asian="normal" style:font-name-complex="Arial"/>
    </style:style>
    <style:style style:name="T16" style:family="text">
      <style:text-properties fo:font-weight="normal" officeooo:rsid="0032ac77" style:font-weight-asian="normal" style:font-name-complex="Arial"/>
    </style:style>
    <style:style style:name="T17" style:family="text">
      <style:text-properties fo:font-weight="normal" officeooo:rsid="00341d07" style:font-weight-asian="normal" style:font-name-complex="Arial"/>
    </style:style>
    <style:style style:name="T18" style:family="text">
      <style:text-properties fo:font-weight="normal" officeooo:rsid="0034c6d7" style:font-weight-asian="normal" style:font-name-complex="Arial"/>
    </style:style>
    <style:style style:name="T19" style:family="text">
      <style:text-properties fo:font-weight="normal" officeooo:rsid="00376f6a" style:font-weight-asian="normal" style:font-name-complex="Arial"/>
    </style:style>
    <style:style style:name="T20" style:family="text">
      <style:text-properties fo:font-weight="bold" officeooo:rsid="0031936a" style:font-weight-asian="bold" style:font-name-complex="Arial" style:font-weight-complex="bold"/>
    </style:style>
    <style:style style:name="T21" style:family="text">
      <style:text-properties fo:font-weight="bold" officeooo:rsid="00376f6a" style:font-weight-asian="bold" style:font-name-complex="Arial" style:font-weight-complex="bold"/>
    </style:style>
    <style:style style:name="T22" style:family="text">
      <style:text-properties fo:language="fr" fo:country="BE" style:font-name-complex="Arial"/>
    </style:style>
    <style:style style:name="T23" style:family="text">
      <style:text-properties fo:language="fr" fo:country="BE" officeooo:rsid="0054a627" style:font-name-complex="Arial"/>
    </style:style>
    <style:style style:name="T24" style:family="text">
      <style:text-properties fo:language="fr" fo:country="BE" officeooo:rsid="00556b35" style:font-name-complex="Arial"/>
    </style:style>
    <style:style style:name="T25" style:family="text">
      <style:text-properties fo:language="fr" fo:country="BE" officeooo:rsid="0056afd3" style:font-name-complex="Arial"/>
    </style:style>
    <style:style style:name="T26" style:family="text">
      <style:text-properties fo:language="fr" fo:country="BE" fo:font-weight="bold" style:font-weight-asian="bold" style:font-name-complex="Arial"/>
    </style:style>
    <style:style style:name="T27" style:family="text">
      <style:text-properties fo:language="fr" fo:country="BE" fo:background-color="#ffff00" loext:char-shading-value="0" style:font-name-complex="Arial"/>
    </style:style>
    <style:style style:name="T28" style:family="text">
      <style:text-properties fo:language="fr" fo:country="BE" fo:background-color="#ffff00" loext:char-shading-value="0" style:font-name-complex="Arial"/>
    </style:style>
    <style:style style:name="T29" style:family="text">
      <style:text-properties style:font-name-complex="Arial"/>
    </style:style>
    <style:style style:name="T30" style:family="text">
      <style:text-properties officeooo:rsid="0058267a" style:font-name-complex="Arial"/>
    </style:style>
    <style:style style:name="T31" style:family="text">
      <style:text-properties officeooo:rsid="005d158b"/>
    </style:style>
    <style:style style:name="T32" style:family="text">
      <style:text-properties style:use-window-font-color="true" loext:opacity="0%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Cadre2" text:anchor-type="paragraph" svg:x="0in" svg:y="0in" svg:width="2.8063in" draw:z-index="0"><draw:text-box fo:min-height="2.0575in"><text:p text:style-name="P1"><office:annotation loext:resolved="false"><dc:creator>Gauthier Bastien</dc:creator><dc:date>2011-01-13T14:56:41</dc:date><text:p text:style-name="P8">do text</text:p><text:p text:style-name="P8">from document(at=header, format='odt')</text:p></office:annotation><text:span text:style-name="T1">Import depuis header.odt</text:span></text:p></draw:text-box></draw:frame></text:p>
      <text:p text:style-name="P2"/>
      <text:p text:style-name="P2"/>
      <text:p text:style-name="P7"><office:annotation loext:resolved="false"><dc:creator>mpnoel</dc:creator><dc:date>2022-10-25T15:03:59.980538698</dc:date><meta:creator-initials>m</meta:creator-initials><text:p text:style-name="P9">do text if not 'dic' in licence.getFolderCategory()</text:p></office:annotation>permis</text:p>
      <text:p text:style-name="P7"><text:span text:style-name="T31"><office:annotation loext:resolved="false"><dc:creator>mpnoel</dc:creator><dc:date>2022-10-25T15:04:23.980029842</dc:date><meta:creator-initials>m</meta:creator-initials><text:p text:style-name="P9">do text if <text:s/>'dic' in licence.getFolderCategory()</text:p></office:annotation></text:span><text:span text:style-name="T31">DECLARATION</text:span></text:p>
      <text:p text:style-name="P7"><text:span text:style-name="T31">D'implantation</text:span></text:p>
      <text:p text:style-name="P7"><text:span text:style-name="T31">commerciale</text:span></text:p>
      <text:p text:style-name="P6">Décision</text:p>
      <text:p text:style-name="P3"/>
      <text:p text:style-name="P4">Conformément <text:span text:style-name="T12">au décret du 5 février 2015</text:span></text:p>
      <text:p text:style-name="P5">relatif aux implantations commerciales.</text:p>
      <text:p text:style-name="P3"/>
      <text:p text:style-name="P3"/>
      <text:p text:style-name="P2"/>
      <text:p text:style-name="P2"/>
      <text:p text:style-name="P2"><text:span text:style-name="T13"><office:annotation loext:resolved="false"><dc:creator>bleybaert</dc:creator><dc:date>2018-11-28T15:20:43.794608489</dc:date><meta:creator-initials>ble</meta:creator-initials><text:p text:style-name="P8">do text if self.getLastTheLicence().getDecision() == 'favorable' and u"Collège" in licence_helper.authority</text:p></office:annotation></text:span><text:span text:style-name="T13">Le </text:span><text:span text:style-name="T14">Bourgmestre de </text:span><text:span text:style-name="T14"><text:text-input text:description="">tool.getCityName()</text:text-input></text:span><text:span text:style-name="T13"><text:s/>porte à la connaissance du public que </text:span><text:span text:style-name="T14">le Collège communal </text:span><text:span text:style-name="T15">a </text:span><text:span text:style-name="T20">octroyé</text:span><text:span text:style-name="T15"> </text:span><text:span text:style-name="T16">en date du </text:span><text:span text:style-name="T16"><text:text-input text:description="">licence_view.format_date(self.getLastTheLicence().getDecisionDate())</text:text-input></text:span><text:span text:style-name="T16"><text:s/></text:span><text:span text:style-name="T17">un permis intégré à la société </text:span><text:span text:style-name="T17"><text:text-input text:description="">self.getApplicantsSignaletic(withaddress=True)</text:text-input></text:span><text:span text:style-name="T17"><text:s/></text:span><text:span text:style-name="T18">et ayant pour objet : </text:span><text:span text:style-name="T18"><text:text-input text:description="">self.getLicenceSubject()</text:text-input></text:span><text:span text:style-name="T18">.</text:span></text:p>
      <text:p text:style-name="P2"><text:span text:style-name="T14"><office:annotation loext:resolved="false"><dc:creator>bleybaert</dc:creator><dc:date>2018-11-28T15:20:43.794608489</dc:date><meta:creator-initials>ble</meta:creator-initials><text:p text:style-name="P8">do text if self.getLastTheLicence().getDecision() == 'defavorable' and u"Collège" in licence_helper.authority</text:p></office:annotation></text:span><text:span text:style-name="T14">Le Bourgmestre de </text:span><text:span text:style-name="T14"><text:text-input text:description="">tool.getCityName()</text:text-input></text:span><text:span text:style-name="T14"><text:s/>porte à la connaissance du public que le Collège communal </text:span><text:span text:style-name="T15">a </text:span><text:span text:style-name="T21">refusé</text:span><text:span text:style-name="T15"> </text:span><text:span text:style-name="T16">en date du </text:span><text:span text:style-name="T16"><text:text-input text:description="">licence_view.format_date(self.getLastTheLicence().getDecisionDate())</text:text-input></text:span><text:span text:style-name="T16"><text:s/></text:span><text:span text:style-name="T17">un permis intégré à la société </text:span><text:span text:style-name="T17"><text:text-input text:description="">self.getApplicantsSignaletic(withaddress=True)</text:text-input></text:span><text:span text:style-name="T17"><text:s/></text:span><text:span text:style-name="T18">et ayant pour objet : </text:span><text:span text:style-name="T18"><text:text-input text:description="">self.getLicenceSubject()</text:text-input></text:span><text:span text:style-name="T18">.</text:span></text:p>
      <text:p text:style-name="P2"><text:span text:style-name="T14"><office:annotation loext:resolved="false"><dc:creator>bleybaert</dc:creator><dc:date>2018-11-28T15:20:43.794608489</dc:date><meta:creator-initials>ble</meta:creator-initials><text:p text:style-name="P8">do text if self.getLastTheLicence().getDecision() == 'favorable' and "Fonctionnaire" in licence_helper.authority</text:p></office:annotation></text:span><text:span text:style-name="T14">Le Bourgmestre de </text:span><text:span text:style-name="T14"><text:text-input text:description="">tool.getCityName()</text:text-input></text:span><text:span text:style-name="T14"><text:s/>porte à la connaissance du public que le</text:span><text:span text:style-name="T19">s Fonctionnaires technique, délégué et des implantations commerciales du Service Public de Wallonie</text:span><text:span text:style-name="T14"> </text:span><text:span text:style-name="T19">ont </text:span><text:span text:style-name="T20">octroyé</text:span><text:span text:style-name="T15"> </text:span><text:span text:style-name="T16">en date du </text:span><text:span text:style-name="T16"><text:text-input text:description="">licence_view.format_date(self.getLastTheLicence().getDecisionDate())</text:text-input></text:span><text:span text:style-name="T16"><text:s/></text:span><text:span text:style-name="T17">un permis intégré à la société </text:span><text:span text:style-name="T17"><text:text-input text:description="">self.getApplicantsSignaletic(withaddress=True)</text:text-input></text:span><text:span text:style-name="T17"><text:s/></text:span><text:span text:style-name="T18">et ayant pour objet : </text:span><text:span text:style-name="T18"><text:text-input text:description="">self.getLicenceSubject()</text:text-input></text:span><text:span text:style-name="T18">.</text:span></text:p>
      <text:p text:style-name="P2"><text:span text:style-name="T14"><office:annotation loext:resolved="false"><dc:creator>bleybaert</dc:creator><dc:date>2018-11-28T15:20:43.794608489</dc:date><meta:creator-initials>ble</meta:creator-initials><text:p text:style-name="P8">do text if self.getLastTheLicence().getDecision() == 'defavorable' and "Fonctionnaire" in licence_helper.authority</text:p></office:annotation></text:span><text:span text:style-name="T14">Le Bourgmestre de </text:span><text:span text:style-name="T14"><text:text-input text:description="">tool.getCityName()</text:text-input></text:span><text:span text:style-name="T14"><text:s/>porte à la connaissance du public que le</text:span><text:span text:style-name="T19">s Fonctionnaires technique, délégué et des implantations commerciales du Service Public de Wallonie</text:span><text:span text:style-name="T14"> </text:span><text:span text:style-name="T19">ont </text:span><text:span text:style-name="T21">refusé</text:span><text:span text:style-name="T15"> </text:span><text:span text:style-name="T16">en date du </text:span><text:span text:style-name="T16"><text:text-input text:description="">licence_view.format_date(self.getLastTheLicence().getDecisionDate())</text:text-input></text:span><text:span text:style-name="T16"><text:s/></text:span><text:span text:style-name="T17">un permis intégré à la société </text:span><text:span text:style-name="T17"><text:text-input text:description="">self.getApplicantsSignaletic(withaddress=True)</text:text-input></text:span><text:span text:style-name="T17"><text:s/></text:span><text:span text:style-name="T18">et ayant pour objet : </text:span><text:span text:style-name="T18"><text:text-input text:description="">self.getLicenceSubject()</text:text-input></text:span><text:span text:style-name="T18">.</text:span></text:p>
      <text:p text:style-name="P2"/>
      <text:p text:style-name="P2"><text:span text:style-name="T22">L’arrêté </text:span><text:span text:style-name="T23">de l'autorité compétence susmentionnée</text:span><text:span text:style-name="T22"> peut être consulté </text:span><text:span text:style-name="T24">du </text:span><text:span text:style-name="T24"><text:text-input text:description="">licence_view.format_date(self.getLastDisplayingTheDecision().getDisplayDate())</text:text-input></text:span><text:span text:style-name="T24"><text:s/></text:span><text:span text:style-name="T25">au </text:span><text:span text:style-name="T25"><text:text-input text:description="">licence_view.format_date(self.getLastDisplayingTheDecision().getDisplayDateEnd())</text:text-input></text:span><text:span text:style-name="T26">,</text:span><text:span text:style-name="T22"> tous les jours ouvrables de </text:span><text:span text:style-name="T28">8h30 à 12h et de 14h à 16h.</text:span></text:p>
      <text:p text:style-name="P2"/>
      <text:p text:style-name="P2"><text:span text:style-name="T4">Quiconque peut, après prise de rendez-vous, avoir accès au dossier complet, dans les limites prévues par le décret du 27 mai 2004, relatif au livre 1</text:span><text:span text:style-name="T3">er</text:span><text:span text:style-name="T4"> du Code de l’Environnement, relatif à l’information des citoyens, auprès du</text:span><text:span text:style-name="T8"> Service du Développement économique, </text:span><text:span text:style-name="T11">ADR</text:span><text:span text:style-name="T9">ESSE</text:span><text:span text:style-name="T4">.</text:span></text:p>
      <text:p text:style-name="P2"/>
      <text:p text:style-name="P2"><text:span text:style-name="T29">Un recours contre la présente décision est ouvert auprès de la Commission de recours (SPW – Cellule de recours sur implantations commerciales – </text:span><text:span text:style-name="T2">Place de la Wallonie, 1 à 5100 Namur</text:span><text:span text:style-name="T29">). Sous peine d’irrecevabilité, le recours doit être transmis par tout envoi permettant de donner date certaine à l’envoi et à la réception de l’acte conformément aux modalités définies par l’article 101 du décret du 5 février 2015 relatif aux implantations commerciales dans un délai de 20 jours à dater </text:span><text:span text:style-name="T30">du </text:span><text:span text:style-name="T30"><text:text-input text:description="">licence_view.format_date(self.getLastTheLicence().getDecisionDate())</text:text-input></text:span></text:p>
      <text:p text:style-name="P2"/>
      <text:p text:style-name="P2"><text:span text:style-name="T4">Pour le demandeur, le </text:span><text:span text:style-name="T5">F</text:span><text:span text:style-name="T4">onctionnaire des implantations commerciales, le </text:span><text:span text:style-name="T5">F</text:span><text:span text:style-name="T4">onctionnaire technique, le </text:span><text:span text:style-name="T5">F</text:span><text:span text:style-name="T4">onctionnaire délégué, le Collège communal de la commune sur le territoire de laquelle l’établissement est situé, de la réception de la décision émanant de l’autorité compétente lorsque celle-ci a été envoyée dans les délais visés à l’article 96, § 1</text:span><text:span text:style-name="T3">er</text:span><text:span text:style-name="T4"> ou 2 du décret </text:span><text:span text:style-name="T22">;</text:span></text:p>
      <text:p text:style-name="P2"><text:span text:style-name="T4">Pour le demandeur, le </text:span><text:span text:style-name="T6">F</text:span><text:span text:style-name="T4">onctionnaire des implantations commerciales, le </text:span><text:span text:style-name="T6">F</text:span><text:span text:style-name="T4">onctionnaire technique, le </text:span><text:span text:style-name="T6">F</text:span><text:span text:style-name="T4">onctionnaire délégué, le collège communal de la commune sur le territoire de laquelle l’établissement est situé, de l’expiration des délais visés à l’article 96 du décret dans les cas d’application des </text:span><text:soft-page-break/><text:span text:style-name="T4">dispositions de l’article 99</text:span><text:span text:style-name="T22">. </text:span></text:p>
      <text:p text:style-name="P2">Pour les personnes non visées au point 1, du premier jour de l’affichage de l’avis effectué conformément aux modalités des articles D.29-22, D.29-23 et D.29-24 du Livre Ier du Code de l’Environnement.</text:p>
      <text:p text:style-name="P2"/>
      <text:p text:style-name="P2"><office:annotation loext:resolved="false"><dc:creator>bleybaert</dc:creator><dc:date>2018-07-20T10:49:48</dc:date><meta:creator-initials>ble</meta:creator-initials><text:p text:style-name="P8">do text</text:p><text:p text:style-name="P8">from document(at=signatures, format='odt')</text:p></office:annotation>Import depuis signatures.odt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pitch="variable"/>
    <style:font-face style:name="OpenSymbol" svg:font-family="OpenSymbol"/>
    <style:font-face style:name="StarSymbol" svg:font-family="StarSymbol"/>
    <style:font-face style:name="Symbol" svg:font-family="Symbol" style:font-family-generic="roman" style:font-pitch="variable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0pt" fo:language="fr" fo:country="BE" fo:font-weight="bold" style:font-size-asian="10pt" style:font-weight-asian="bold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Arial" fo:font-family="Arial" style:font-family-generic="swiss" style:font-pitch="variable" fo:font-size="11pt" fo:language="fr" fo:country="BE" style:font-size-asian="11pt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</text:list-level-style-number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2398in" fo:text-indent="-0.25in" fo:margin-left="3.2398in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7398in" fo:text-indent="-0.25in" fo:margin-left="3.7398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2398in" fo:text-indent="-0.25in" fo:margin-left="4.2398in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7398in" fo:text-indent="-0.25in" fo:margin-left="4.73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5in" fo:page-height="3.6252in" style:num-format="" style:print-orientation="portrait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velop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creation-date>2009-07-27T10:37:25</meta:creation-date>
    <dc:date>2022-10-25T15:06:51.454323713</dc:date>
    <dc:language>fr-FR</dc:language>
    <meta:editing-cycles>143</meta:editing-cycles>
    <meta:editing-duration>P1DT11H38M45S</meta:editing-duration>
    <dc:creator>mpnoel</dc:creator>
    <meta:document-statistic meta:table-count="0" meta:image-count="0" meta:object-count="0" meta:page-count="2" meta:paragraph-count="19" meta:word-count="500" meta:character-count="3644" meta:non-whitespace-character-count="3203"/>
    <meta:user-defined meta:name="Info 1"/>
    <meta:user-defined meta:name="Info 2"/>
    <meta:user-defined meta:name="Info 3"/>
    <meta:user-defined meta:name="Info 4"/>
  </office:meta>
</office:document-meta>
</file>